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71cm" svg:height="8.477cm" svg:x="0.029cm" svg:y="1.0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4:30:58.332820163</dc:date>
    <meta:editing-duration>PT5M8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2cm" svg:height="8.478cm" xlink:href="." xlink:type="simple" chart:class="chart:scatter" chart:style-name="ch1">
        <chart:plot-area chart:style-name="ch2" chart:data-source-has-labels="both" svg:x="0.301cm" svg:y="0.169cm" svg:width="14.47cm" svg:height="8.14cm">
          <chartooo:coordinate-region svg:x="0.843cm" svg:y="0.368cm" svg:width="13.834cm" svg:height="7.74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0899999999999999">
                <text:p>-0.0899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0600000000000001">
                <text:p>-0.06000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0600000000000001">
                <text:p>0.060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900000000000001">
                <text:p>0.090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